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2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5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2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3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2"/>
          <table:table-cell table:style-name="ce13" table:number-columns-repeated="2"/>
          <table:table-cell table:style-name="ce4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B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ROCK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1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FF_GRID</text:p>
          </table:table-cell>
          <table:table-cell table:style-name="ce4"/>
          <table:table-cell table:style-name="ce4" office:value-type="string" calcext:value-type="string">
            <text:p>FISH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ATER5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5" table:formula="of:=COM.MICROSOFT.TEXTJOIN(&quot;,&quot;;1;[.$A$7:.$A$9])" office:value-type="string" office:string-value="3,4,5" calcext:value-type="string">
            <text:p>3,4,5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5" table:formula="of:=COM.MICROSOFT.TEXTJOIN(&quot;,&quot;;1;[.$A$7:.$A$9])" office:value-type="string" office:string-value="3,4,5" calcext:value-type="string">
            <text:p>3,4,5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7:.$A$9];[.$A$11:.$A$12])" office:value-type="string" office:string-value="3,4,5,7,8" calcext:value-type="string">
            <text:p>3,4,5,7,8</text:p>
          </table:table-cell>
          <table:table-cell table:style-name="ce20" office:value-type="string" calcext:value-type="string">
            <text:p>1,1,1,6,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7:.$A$9];[.$A$11:.$A$12])" office:value-type="string" office:string-value="3,4,5,7,8" calcext:value-type="string">
            <text:p>3,4,5,7,8</text:p>
          </table:table-cell>
          <table:table-cell table:style-name="ce20" office:value-type="string" calcext:value-type="string">
            <text:p>1,1,1,6,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300" calcext:value-type="float">
            <text:p>-300</text:p>
          </table:table-cell>
          <table:table-cell table:style-name="ce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300" calcext:value-type="float">
            <text:p>-300</text:p>
          </table:table-cell>
          <table:table-cell table:style-name="ce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ATER5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4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ATER5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4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GOLD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A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5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5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0"/>
          <table:table-cell table:style-name="ce15" table:formula="of:=COM.MICROSOFT.TEXTJOIN(&quot;,&quot;;1;[.$A$6];[.$A$25])" office:value-type="string" office:string-value="2,21" calcext:value-type="string">
            <text:p>2,21</text:p>
          </table:table-cell>
          <table:table-cell table:style-name="ce20" office:value-type="string" calcext:value-type="string">
            <text:p>4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0"/>
          <table:table-cell table:style-name="ce15" table:formula="of:=COM.MICROSOFT.TEXTJOIN(&quot;,&quot;;1;[.$A$6];[.$A$26])" office:value-type="string" office:string-value="2,22" calcext:value-type="string">
            <text:p>2,22</text:p>
          </table:table-cell>
          <table:table-cell table:style-name="ce20" office:value-type="string" calcext:value-type="string">
            <text:p>4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DLC_ZEBRA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0:.$A$31])" office:value-type="string" office:string-value="26,27" calcext:value-type="string">
            <text:p>26,27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0:.$A$32])" office:value-type="string" office:string-value="1,26,27,28" calcext:value-type="string">
            <text:p>1,26,27,28</text:p>
          </table:table-cell>
          <table:table-cell table:style-name="ce4" office:value-type="string" calcext:value-type="string">
            <text:p>8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0:.$A$32];[.$A$33])" office:value-type="string" office:string-value="1,26,27,28,29" calcext:value-type="string">
            <text:p>1,26,27,28,29</text:p>
          </table:table-cell>
          <table:table-cell table:style-name="ce4" office:value-type="string" calcext:value-type="string">
            <text:p>8,4,4,4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0:.$A$34])" office:value-type="string" office:string-value="1,26,27,28,29,30" calcext:value-type="string">
            <text:p>1,26,27,28,29,30</text:p>
          </table:table-cell>
          <table:table-cell table:style-name="ce4" office:value-type="string" calcext:value-type="string">
            <text:p>8,4,4,4,2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DIRT</text:p>
          </table:table-cell>
          <table:table-cell table:style-name="ce7" table:number-columns-repeated="3"/>
          <table:table-cell table:style-name="ce7" office:value-type="float" office:value="36" calcext:value-type="float">
            <text:p>36</text:p>
          </table:table-cell>
          <table:table-cell table:style-name="ce7" table:number-columns-repeated="2"/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3"/>
          <table:table-cell table:style-name="ce4" office:value-type="float" office:value="36" calcext:value-type="float">
            <text:p>36</text:p>
          </table:table-cell>
          <table:table-cell table:style-name="ce15"/>
          <table:table-cell table:style-name="ce4"/>
          <table:table-cell table:style-name="ce7" table:formula="of:=COM.MICROSOFT.TEXTJOIN(&quot;,&quot;;1;[.$A$5];[.$A$36:.$A$36])" office:value-type="string" office:string-value="1,32" calcext:value-type="string">
            <text:p>1,32</text:p>
          </table:table-cell>
          <table:table-cell table:style-name="ce20" office:value-type="string" calcext:value-type="string">
            <text:p>24,1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38])" office:value-type="string" office:string-value="34" calcext:value-type="string">
            <text:p>34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39])" office:value-type="string" office:string-value="34,35" calcext:value-type="string">
            <text:p>34,35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40])" office:value-type="string" office:string-value="34,35,36" calcext:value-type="string">
            <text:p>34,35,36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41])" office:value-type="string" office:string-value="34,35,36,37" calcext:value-type="string">
            <text:p>34,35,36,37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42])" office:value-type="string" office:string-value="34,35,36,37,38" calcext:value-type="string">
            <text:p>34,35,36,37,38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])" office:value-type="string" office:string-value="40" calcext:value-type="string">
            <text:p>40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5])" office:value-type="string" office:string-value="40,41" calcext:value-type="string">
            <text:p>40,41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6])" office:value-type="string" office:string-value="40,41,42" calcext:value-type="string">
            <text:p>40,41,4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7])" office:value-type="string" office:string-value="40,41,42,43" calcext:value-type="string">
            <text:p>40,41,42,43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8])" office:value-type="string" office:string-value="40,41,42,43,44" calcext:value-type="string">
            <text:p>40,41,42,43,44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-300" calcext:value-type="float">
            <text:p>-30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2])" office:value-type="string" office:string-value="1,48" calcext:value-type="string">
            <text:p>1,48</text:p>
          </table:table-cell>
          <table:table-cell table:style-name="ce4" office:value-type="string" calcext:value-type="string">
            <text:p>12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15" table:formula="of:=COM.MICROSOFT.TEXTJOIN(&quot;,&quot;;1;[.$A$5];[.$A$6];[.$A$52:.$A$53])" office:value-type="string" office:string-value="1,2,48,49" calcext:value-type="string">
            <text:p>1,2,48,49</text:p>
          </table:table-cell>
          <table:table-cell table:style-name="ce4" office:value-type="string" calcext:value-type="string">
            <text:p>7,4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52:.$A$54])" office:value-type="string" office:string-value="1,48,49,50" calcext:value-type="string">
            <text:p>1,48,49,50</text:p>
          </table:table-cell>
          <table:table-cell table:style-name="ce4" office:value-type="string" calcext:value-type="string">
            <text:p>20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52:.$A$55])" office:value-type="string" office:string-value="1,48,49,50,51" calcext:value-type="string">
            <text:p>1,48,49,50,51</text:p>
          </table:table-cell>
          <table:table-cell table:style-name="ce4" office:value-type="string" calcext:value-type="string">
            <text:p>23,8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DLC_GOAT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52:.$A$56])" office:value-type="string" office:string-value="1,48,49,50,51,52" calcext:value-type="string">
            <text:p>1,48,49,50,51,52</text:p>
          </table:table-cell>
          <table:table-cell table:style-name="ce4" office:value-type="string" calcext:value-type="string">
            <text:p>10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DLC_GOAT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2:.$A$56];[.$A$58])" office:value-type="string" office:string-value="1,48,49,50,51,52,54" calcext:value-type="string">
            <text:p>1,48,49,50,51,52,54</text:p>
          </table:table-cell>
          <table:table-cell table:style-name="ce4" office:value-type="string" calcext:value-type="string">
            <text:p>12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DLC_ZEBRA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52:.$A$56];[.$A$58:.$A$59])" office:value-type="string" office:string-value="1,48,49,50,51,52,54,55" calcext:value-type="string">
            <text:p>1,48,49,50,51,52,54,55</text:p>
          </table:table-cell>
          <table:table-cell table:style-name="ce4" office:value-type="string" calcext:value-type="string">
            <text:p>21,4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;[.$A$61])" office:value-type="string" office:string-value="1,57" calcext:value-type="string">
            <text:p>1,57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SCOUT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RANSPORT_SHIP</text:p>
          </table:table-cell>
          <table:table-cell table:style-name="ce4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1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2" table:content-validation-name="val3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09:14:20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0:54:18.613000000</dc:date>
    <meta:editing-duration>P26DT16H7M45S</meta:editing-duration>
    <meta:editing-cycles>1214</meta:editing-cycles>
    <meta:generator>LibreOffice/7.1.3.2$Windows_X86_64 LibreOffice_project/47f78053abe362b9384784d31a6e56f8511eb1c1</meta:generator>
    <meta:document-statistic meta:table-count="1" meta:cell-count="792" meta:object-count="0"/>
  </office:meta>
</office:document-meta>
</file>